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arianne" svg:font-family="Marianne, Roboto, apple-system, BlinkMacSystemFont, 'Segoe UI', Oxygen-Sans, Ubuntu, Cantarell, 'Helvetica Neue', sans-serif"/>
    <style:font-face style:name="Marianne1" svg:font-family="Marianne, arial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, 'Helvetica Neue', Helvetica, Roboto, Arial, sans-serif"/>
    <style:font-face style:name="OpenSymbol" svg:font-family="OpenSymbol" style:font-charset="x-symbol"/>
    <style:font-face style:name="Roboto" svg:font-family="Roboto, sans-serif"/>
    <style:font-face style:name="apple-system" svg:font-family="apple-system, Roboto, SegoeUI, 'Segoe UI', 'Helvetica Neue', Helvetica, 'Microsoft YaHei', 'Meiryo UI', Meiryo, 'Arial Unicode MS', sans-serif"/>
    <style:font-face style:name="roboto" svg:font-family="roboto, Tahoma, Geneva, sans-serif"/>
  </office:font-face-decls>
  <office:automatic-styles>
    <style:style style:name="Tableau1" style:family="table">
      <style:table-properties style:width="19.225cm" table:align="margins"/>
    </style:style>
    <style:style style:name="Tableau1.A" style:family="table-column">
      <style:table-column-properties style:column-width="2.704cm" style:rel-column-width="1534*"/>
    </style:style>
    <style:style style:name="Tableau1.B" style:family="table-column">
      <style:table-column-properties style:column-width="3.186cm" style:rel-column-width="1807*"/>
    </style:style>
    <style:style style:name="Tableau1.D" style:family="table-column">
      <style:table-column-properties style:column-width="3.149cm" style:rel-column-width="1786*"/>
    </style:style>
    <style:style style:name="Tableau1.E" style:family="table-column">
      <style:table-column-properties style:column-width="3.344cm" style:rel-column-width="1897*"/>
    </style:style>
    <style:style style:name="Tableau1.F" style:family="table-column">
      <style:table-column-properties style:column-width="3.657cm" style:rel-column-width="207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ing_20_1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6pt" fo:font-style="normal" style:text-underline-style="solid" style:text-underline-width="auto" style:text-underline-color="font-color" fo:font-weight="bold" officeooo:paragraph-rsid="001ea7eb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Heading_20_1">
      <style:paragraph-properties fo:text-align="start" style:justify-single-word="false"/>
      <style:text-properties style:font-name="Liberation Serif" fo:font-size="12pt" officeooo:rsid="001ea7eb" officeooo:paragraph-rsid="001ea7eb" style:font-size-asian="12pt" style:font-size-complex="12pt"/>
    </style:style>
    <style:style style:name="P4" style:family="paragraph" style:parent-style-name="Heading_20_2">
      <style:text-properties fo:font-variant="normal" fo:text-transform="none" style:font-name="Liberation Serif" fo:letter-spacing="normal" fo:font-style="normal" fo:font-weight="normal" officeooo:rsid="001ea7eb" officeooo:paragraph-rsid="001ea7eb"/>
    </style:style>
    <style:style style:name="P5" style:family="paragraph" style:parent-style-name="Standard">
      <style:text-properties style:font-name="Calibri" fo:font-weight="bold" officeooo:rsid="001ea7eb" officeooo:paragraph-rsid="001ea7eb" style:font-weight-asian="bold" style:font-weight-complex="bold"/>
    </style:style>
    <style:style style:name="P6" style:family="paragraph" style:parent-style-name="Standard">
      <style:text-properties fo:color="#000000" loext:opacity="100%" fo:font-size="18pt" fo:font-weight="bold" officeooo:rsid="001ea7eb" officeooo:paragraph-rsid="001ea7eb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loext:opacity="100%" officeooo:rsid="001ea7eb" officeooo:paragraph-rsid="001ea7eb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1ea7eb" officeooo:paragraph-rsid="001ea7eb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a3a3a" loext:opacity="100%" style:font-name="Calibri" fo:font-size="13pt" fo:letter-spacing="normal" fo:font-style="normal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variant="normal" fo:text-transform="none" fo:color="#3a3a3a" loext:opacity="100%" style:font-name="Liberation Serif" fo:font-size="14pt" fo:letter-spacing="normal" fo:font-style="normal" style:text-underline-style="solid" style:text-underline-width="auto" style:text-underline-color="font-color" fo:font-weight="bold" officeooo:rsid="001ea7eb" officeooo:paragraph-rsid="001ea7eb" style:font-weight-asian="bold" style:font-weight-complex="bold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1ea7eb" style:font-weight-asian="bold" style:font-weight-complex="bold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P16" style:family="paragraph" style:parent-style-name="Text_20_body" style:list-style-name="L4">
      <style:paragraph-properties fo:margin-left="0.529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2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officeooo:rsid="001ea7eb" officeooo:paragraph-rsid="001ea7eb" style:text-blinking="false" style:font-size-asian="15pt" style:font-weight-asian="bold" style:font-size-complex="15pt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1">
      <style:text-properties style:font-name="Liberation Serif" fo:font-weight="bold" officeooo:paragraph-rsid="001ea7eb" style:font-weight-asian="bold" style:font-weight-complex="bold"/>
    </style:style>
    <style:style style:name="P23" style:family="paragraph" style:parent-style-name="Text_20_body" style:list-style-name="L1">
      <style:text-properties style:font-name="Liberation Serif" fo:font-weight="bold" officeooo:paragraph-rsid="001ea7eb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fo:font-weight="bold" officeooo:rsid="001ea7eb" officeooo:paragraph-rsid="001ea7eb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fo:font-weight="bold" officeooo:paragraph-rsid="001ea7eb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paragraph-rsid="001ea7eb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31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32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35" style:family="paragraph" style:parent-style-name="normal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6pt" fo:font-style="normal" style:text-underline-style="solid" style:text-underline-width="auto" style:text-underline-color="font-color" fo:font-weight="bold" officeooo:paragraph-rsid="001ea7eb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ea7eb"/>
    </style:style>
    <style:style style:name="T2" style:family="text">
      <style:text-properties style:font-name="Marianne" fo:font-weight="bold"/>
    </style:style>
    <style:style style:name="T3" style:family="text">
      <style:text-properties style:font-name="Marianne" fo:font-weight="bold" officeooo:rsid="001ea7eb"/>
    </style:style>
    <style:style style:name="T4" style:family="text">
      <style:text-properties fo:font-variant="normal" fo:text-transform="none" fo:color="#3a3a3a" loext:opacity="100%" fo:font-size="12pt" fo:letter-spacing="normal" fo:font-style="normal"/>
    </style:style>
    <style:style style:name="T5" style:family="text">
      <style:text-properties fo:font-variant="normal" fo:text-transform="none" fo:color="#000f2b" loext:opacity="100%" fo:letter-spacing="normal" fo:font-style="normal"/>
    </style:style>
    <style:style style:name="T6" style:family="text">
      <style:text-properties fo:font-variant="normal" fo:text-transform="none" fo:color="#000f2b" loext:opacity="100%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000f2b" loext:opacity="100%" fo:letter-spacing="normal" fo:font-style="normal" officeooo:rsid="001ea7eb" style:font-weight-asian="bold" style:font-weight-complex="bold"/>
    </style:style>
    <style:style style:name="T8" style:family="text">
      <style:text-properties fo:font-variant="normal" fo:text-transform="none" fo:color="#111111" loext:opacity="100%" style:font-name="Liberation Serif" fo:font-size="15pt" fo:letter-spacing="normal" fo:font-style="normal" fo:font-weight="normal"/>
    </style:style>
    <style:style style:name="T9" style:family="text">
      <style:text-properties fo:font-variant="normal" fo:text-transform="none" fo:color="#111111" loext:opacity="100%" style:font-name="Liberation Serif" fo:font-size="15pt" fo:letter-spacing="normal" fo:font-style="normal" fo:font-weight="normal" fo:background-color="#106ebe" loext:char-shading-value="0"/>
    </style:style>
    <style:style style:name="T10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ea7eb" style:font-size-asian="12pt" style:font-size-complex="12pt"/>
    </style:style>
    <style:style style:name="T12" style:family="text">
      <style:text-properties fo:font-variant="normal" fo:text-transform="none" fo:color="#000000" loext:opacity="100%" style:font-name="Gotham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a7eb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bold" style:text-blinking="false" loext:padding="0cm" loext:border="none"/>
    </style:style>
    <style:style style:name="T19" style:family="text">
      <style:text-properties fo:font-variant="normal" fo:text-transform="none" fo:color="#4a4a4a" loext:opacity="100%" style:text-line-through-style="none" style:text-line-through-type="none" fo:letter-spacing="normal" style:text-blinking="false"/>
    </style:style>
    <style:style style:name="T20" style:family="text">
      <style:text-properties fo:font-variant="normal" fo:text-transform="none" fo:color="#0a0a0a" loext:opacity="100%" style:font-name="Open Sans" fo:font-size="12pt" fo:letter-spacing="normal" fo:font-style="normal" fo:font-weight="bold"/>
    </style:style>
    <style:style style:name="T21" style:family="text"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T22" style:family="text">
      <style:text-properties fo:font-variant="normal" fo:text-transform="none" fo:color="#0a0a0a" loext:opacity="100%" style:font-name="Open Sans" fo:font-size="12.75pt" fo:letter-spacing="normal" fo:font-style="normal" fo:font-weight="bold"/>
    </style:style>
    <style:style style:name="T23" style:family="text">
      <style:text-properties fo:font-variant="normal" fo:text-transform="none" fo:color="#0a0a0a" loext:opacity="100%" style:font-name="Merriweather" fo:font-size="18pt" fo:letter-spacing="normal" fo:font-style="normal" fo:font-weight="normal"/>
    </style:style>
    <style:style style:name="T24" style:family="text">
      <style:text-properties fo:font-variant="normal" fo:text-transform="none" fo:color="#172c33" loext:opacity="100%" fo:letter-spacing="normal" fo:font-style="normal" fo:font-weight="normal"/>
    </style:style>
    <style:style style:name="T25" style:family="text">
      <style:text-properties fo:background-color="transparent" loext:char-shading-value="0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1ea7eb" style:font-weight-asian="bold" style:font-weight-complex="bold"/>
    </style:style>
    <style:style style:name="T28" style:family="text">
      <style:text-properties style:font-name="Liberation Serif"/>
    </style:style>
    <style:style style:name="T29" style:family="text">
      <style:text-properties fo:color="#111111" loext:opacity="100%" style:font-weight-asian="bold" style:font-weight-complex="bold"/>
    </style:style>
    <style:style style:name="T30" style:family="text">
      <style:text-properties fo:font-size="15pt" officeooo:rsid="001ea7eb" style:font-size-asian="15pt" style:font-size-complex="15pt"/>
    </style:style>
    <style:style style:name="T31" style:family="text">
      <style:text-properties officeooo:rsid="001ea7eb" style:font-size-asian="15pt" style:font-weight-asian="bold" style:font-size-complex="15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ssion 1- Prise en compte du contexte</text:p>
      <text:p text:style-name="P7"/>
      <text:h text:style-name="P4" text:outline-level="2">Quel type de site choisir?</text:h>
      <text:p text:style-name="P10"><text:span text:style-name="T30">1.1- </text:span>En fonction de différents critères, comme la clientèle visée (vente entre professionnels ou «BtoB» ou vente aux particuliers ou « BtoC »), le budget ou encore le temps disponible, plusieurs solutions s’offrent à vous. Vous pouvez par exemple opter pour:</text:p>
      <text:list xml:id="list4003085326" text:style-name="L1">
        <text:list-item>
          <text:p text:style-name="P20"><text:span text:style-name="Strong_20_Emphasis"><text:span text:style-name="T2">une véritable boutique en ligne</text:span></text:span>, ou site marchand, accessible à tous et qui permet aux clients d’acheter et de payer directement sur Internet.</text:p>
        </text:list-item>
        <text:list-item>
          <text:p text:style-name="P20"><text:span text:style-name="Strong_20_Emphasis"><text:span text:style-name="T2">un extranet </text:span></text:span>pour vos clients, c’est-à-dire un site à accès sécurisé, réservé à vos clients, avec possibilité de présenter votre catalogue, vos offres commerciales et de prendre des commandes</text:p>
        </text:list-item>
        <text:list-item>
          <text:p text:style-name="P19"><text:span text:style-name="Strong_20_Emphasis"><text:span text:style-name="T2">un site «vitrine </text:span></text:span><text:span text:style-name="Strong_20_Emphasis"><text:span text:style-name="T3">séduisant</text:span></text:span><text:span text:style-name="Strong_20_Emphasis"><text:span text:style-name="T2">»</text:span></text:span>, qui présente les différents produits ou prestations proposés, sans possibilité d’acheter en ligne</text:p>
        </text:list-item>
        <text:list-item>
          <text:p text:style-name="P23"><text:span text:style-name="T27">avoir une</text:span><text:span text:style-name="T6"> structure de site claire et intuitive, </text:span><text:span text:style-name="T7">u</text:span><text:span text:style-name="T6">ne navigation claire, </text:span><text:span text:style-name="T7">d</text:span><text:span text:style-name="T6">es photos produits de haute qualité, </text:span><text:span text:style-name="T7">u</text:span><text:span text:style-name="T6">n processus de paiement simple et sans distraction</text:span></text:p>
          <text:p text:style-name="P22"><text:span text:style-name="T5"/></text:p>
        </text:list-item>
      </text:list>
      <text:p text:style-name="P5"><text:span text:style-name="T4">Il est bien sûr possible de combiner une boutique en ligne ou un site vitrine avec une présence sur les réseaux sociaux.</text:span> </text:p>
      <text:p text:style-name="P5"/>
      <text:p text:style-name="P11">Les mentions obligatoires à faire apparaître sur votre site :</text:p>
      <text:list text:style-name="L2">
        <text:list-item>
          <text:p text:style-name="P21"><text:span text:style-name="Strong_20_Emphasis"><text:span text:style-name="T2">les mentions légales </text:span></text:span>(identité de l’entreprise,<text:a xlink:type="simple" xlink:href="https://entreprendre.service-public.fr/vosdroits/F35934" office:target-frame-name="_blank" xlink:show="new" text:style-name="Internet_20_link" text:visited-style-name="Visited_20_Internet_20_Link"><text:span text:style-name="T25">numéro d’immatriculation</text:span></text:a><text:span text:style-name="T25">,</text:span>au registre du commerce et des sociétés, mail et numéro de téléphone de votre entreprise,<text:a xlink:type="simple" xlink:href="https://entreprendre.service-public.fr/vosdroits/F23570" office:target-frame-name="_blank" xlink:show="new" text:style-name="Internet_20_link" text:visited-style-name="Visited_20_Internet_20_Link"><text:span text:style-name="T25">numéro d’identification à la TVA</text:span></text:a>, identité de l’hébergeur du site, etc.)</text:p>
        </text:list-item>
        <text:list-item>
          <text:p text:style-name="P21"><text:span text:style-name="Strong_20_Emphasis"><text:span text:style-name="T2">les conditions générales de vente </text:span></text:span>(CGV)</text:p>
        </text:list-item>
        <text:list-item>
          <text:p text:style-name="P21"><text:span text:style-name="Strong_20_Emphasis"><text:span text:style-name="T2">les informations sur le traitement </text:span></text:span>des données personnelles et utilisation de cookies</text:p>
        </text:list-item>
      </text:list>
      <text:p text:style-name="Text_20_body"/>
      <text:p text:style-name="P26"><text:span text:style-name="T8">L'aide à la création ou à la reprise d'une entreprise (</text:span><text:span text:style-name="Strong_20_Emphasis"><text:span text:style-name="T9">Acre</text:span></text:span><text:span text:style-name="T8">) consiste en une exonération temporaire de cotisations sociales en début d'activité. Le bénéfice de l'Acre et les formalités à accomplir diffèrent pour les micro-entrepreneurs (« auto-entrepreneurs »).</text:span><text:span text:style-name="T28"> </text:span></text:p>
      <text:p text:style-name="P27"><text:span text:style-name="T31">1.2-</text:span><text:span text:style-name="T12">Voici les étapes pour devenir micro-entrepreneur :</text:span></text:p>
      <text:list xml:id="list661182453" text:style-name="L3">
        <text:list-item>
          <text:p text:style-name="P12">1) Choisir le nom de son entreprise.</text:p>
        </text:list-item>
        <text:list-item>
          <text:p text:style-name="P28"><text:span text:style-name="T14">2) Déclarer son activité auprès de l’INPI</text:span><text:span text:style-name="T15">(</text:span><text:span text:style-name="T10">Institut National de la Propriété Industrielle</text:span><text:span text:style-name="T11">)</text:span></text:p>
        </text:list-item>
        <text:list-item>
          <text:p text:style-name="P12">3) Compléter les formalités administratives (justificatifs communs ou spécifiques selon l'activité).</text:p>
        </text:list-item>
        <text:list-item>
          <text:p text:style-name="P12"><text:soft-page-break/>4) Sol<text:span text:style-name="T1">l</text:span>iciter des aides.</text:p>
        </text:list-item>
        <text:list-item>
          <text:p text:style-name="P12">5) Domicilier le siège social de son entreprise.</text:p>
        </text:list-item>
        <text:list-item>
          <text:p text:style-name="P12">6) Immatriculer son entreprise (c'est gratuit).</text:p>
        </text:list-item>
        <text:list-item>
          <text:p text:style-name="P15"><text:span text:style-name="T26">7) Mettre en place les registres obligatoires </text:span><text:span text:style-name="T27">(</text:span><text:span text:style-name="T29">Les commerçants doivent s’immatriculer au registre du commerce et des sociétés (RCS).</text:span></text:p>
        </text:list-item>
      </text:list>
      <text:list text:style-name="L4">
        <text:list-item>
          <text:p text:style-name="P16">Pour les artisans, c’est le répertoire des métiers (RM)</text:p>
        </text:list-item>
      </text:list>
      <text:list xml:id="list125117300900471" text:continue-list="list661182453" text:style-name="L3">
        <text:list-item>
          <text:p text:style-name="P12"/>
        </text:list-item>
        <text:list-item>
          <text:p text:style-name="P28"><text:span text:style-name="T14">8) Ouvrir un </text:span><text:a xlink:type="simple" xlink:href="https://propulsebyca.fr/compte-pro/compte-pro-micro-entrepreneur" office:target-frame-name="_self" xlink:show="replace" text:style-name="Internet_20_link" text:visited-style-name="Visited_20_Internet_20_Link"><text:span text:style-name="T13">compte bancaire professionnel.</text:span></text:a></text:p>
        </text:list-item>
        <text:list-item>
          <text:p text:style-name="P12"><text:span text:style-name="T1">9</text:span>) Se protéger en choisissant une mutuelle.</text:p>
        </text:list-item>
      </text:list>
      <text:p text:style-name="P13"/>
      <text:p text:style-name="P14">Pour bénéficier du régime de la micro-entreprise, le chiffre d’affaires ou les recettes doivent être en dessous des seuils suivants:</text:p>
      <text:p text:style-name="P14"/>
      <text:p text:style-name="P14">Pour les activités de commerce et fourniture de logement: 188 700€</text:p>
      <text:p text:style-name="P14">Pour les activités de prestation de services: 77 700€</text:p>
      <text:p text:style-name="P14"/>
      <text:p text:style-name="P25"><text:span text:style-name="T31">1.3- </text:span><text:span text:style-name="T23">Quelles sont les conditions requises pour avoir le statut d’étudiant-entrepreneur ?</text:span></text:p>
      <text:p text:style-name="P17">Le statut d’étudiant-entrepreneur est délivré par un jury. Le PEPITE est chargé d’instruire les demandes pour le ministère de l’enseignement supérieur et de la recherche.</text:p>
      <text:p text:style-name="P17">Pour pouvoir prétendre à ce statut, vous devez remplir les conditions suivantes :</text:p>
      <text:list text:style-name="L5">
        <text:list-item>
          <text:p text:style-name="P33"><text:span text:style-name="Strong_20_Emphasis"><text:span text:style-name="T20">Avoir moins de 28 ans (sans âge minimum)</text:span></text:span></text:p>
        </text:list-item>
        <text:list-item>
          <text:p text:style-name="P33"><text:span text:style-name="Strong_20_Emphasis"><text:span text:style-name="T20">Etre en cours ou en fin d’étude</text:span></text:span></text:p>
        </text:list-item>
        <text:list-item>
          <text:p text:style-name="P33"><text:span text:style-name="Strong_20_Emphasis"><text:span text:style-name="T20">Avoir le baccalauréat</text:span></text:span></text:p>
        </text:list-item>
      </text:list>
      <text:p text:style-name="P34"><text:span text:style-name="T21">Vous devrez ensuite remplir le </text:span><text:span text:style-name="Strong_20_Emphasis"><text:span text:style-name="T22">dossier de candidature </text:span></text:span><text:span text:style-name="T21">qui se trouve sur le site internet du Ministère de l’Education sur le site pepite-france.fr. Ce dossier sera présenté au comité d’enseignants et d’entrepreneurs qui validera ou non la demande.</text:span></text:p>
      <text:p text:style-name="P34"><text:span text:style-name="T21"/></text:p>
      <text:p text:style-name="P18">Les avantages liés au SNEE (Statut National d’Étudiant-Entrepreneur) sont nombreux, parmi ceux-ci, citons :</text:p>
      <text:p text:style-name="P18"/>
      <text:list xml:id="list396742230" text:style-name="L6">
        <text:list-item>
          <text:p text:style-name="P29"><text:span text:style-name="T16">La possibilité d’obtenir des</text:span><text:span text:style-name="Strong_20_Emphasis"><text:span text:style-name="T17"> </text:span></text:span><text:span text:style-name="Strong_20_Emphasis"><text:span text:style-name="T18">aménagements dans votre emploi du temps</text:span></text:span><text:span text:style-name="T16"> et d’adapter ainsi votre scolarité à votre parcours entrepreneurial.</text:span></text:p>
        </text:list-item>
        <text:list-item>
          <text:p text:style-name="P29"><text:span text:style-name="T16">Le droit de </text:span><text:span text:style-name="Strong_20_Emphasis"><text:span text:style-name="T18">remplacer un stage obligatoire dans votre cursus </text:span></text:span><text:span text:style-name="T16">par l’incubation et le développement de votre projet.</text:span></text:p>
        </text:list-item>
        <text:list-item>
          <text:p text:style-name="P30"><text:soft-page-break/><text:span text:style-name="T16">La chance d’être </text:span><text:span text:style-name="Strong_20_Emphasis"><text:span text:style-name="T18">accompagné par des tuteurs </text:span></text:span><text:span text:style-name="T16">(entrepreneurs expérimentés, jeunes patrons, créateurs de start-up, spécialistes de la gestion de projets innovants…) et </text:span><text:span text:style-name="Strong_20_Emphasis"><text:span text:style-name="T18">un référent du réseau PEPITE</text:span></text:span><text:span text:style-name="T16"> à toutes les étapes de la création de votre entreprise.</text:span></text:p>
        </text:list-item>
      </text:list>
      <text:p text:style-name="P31"><text:span text:style-name="T16"/></text:p>
      <text:list xml:id="list125117298594756" text:continue-numbering="true" text:style-name="L6">
        <text:list-item>
          <text:p text:style-name="P29"><text:span text:style-name="T16">L’accès à des </text:span><text:span text:style-name="Strong_20_Emphasis"><text:span text:style-name="T18">espaces de coworking</text:span></text:span><text:span text:style-name="T16">, à des financeurs, à des coachs qui vous permettent d’</text:span><text:span text:style-name="Strong_20_Emphasis"><text:span text:style-name="T18">apprendre à entreprendre</text:span></text:span><text:span text:style-name="T16">, vous aident à élaborer votre business-plan, à opérer une levée de fonds, à mener une étude de marché, etc.</text:span></text:p>
        </text:list-item>
        <text:list-item>
          <text:p text:style-name="P29"><text:span text:style-name="T16"/></text:p>
        </text:list-item>
        <text:list-item>
          <text:p text:style-name="P29"><text:span text:style-name="T16">L’opportunité de </text:span><text:span text:style-name="Strong_20_Emphasis"><text:span text:style-name="T18">travailler aux côtés d’autres jeunes entrepreneurs</text:span></text:span><text:span text:style-name="T16"> dans un environnement stimulant.</text:span></text:p>
        </text:list-item>
      </text:list>
      <text:p text:style-name="P32"><text:span text:style-name="T16"/></text:p>
      <text:p text:style-name="P2"><text:bookmark text:name="_p09sdkmkjow5"/><text:span text:style-name="T19">Mission 2 - Identification des besoins matériels et proposition de solutions</text:span></text:p>
      <text:p text:style-name="P35"><draw:frame draw:style-name="fr1" draw:name="Cadre1" text:anchor-type="paragraph" svg:x="-1.131cm" svg:y="0.61cm" svg:width="19.528cm" draw:z-index="0"><draw:text-box fo:min-height="5.697cm"><table:table table:name="Tableau1" table:style-name="Tableau1"><table:table-column table:style-name="Tableau1.A"/><table:table-column table:style-name="Tableau1.B" table:number-columns-repeated="2"/><table:table-column table:style-name="Tableau1.D"/><table:table-column table:style-name="Tableau1.E"/><table:table-column table:style-name="Tableau1.F"/><table:table-row><table:table-cell table:style-name="Tableau1.A1" office:value-type="string"><text:p text:style-name="P9">Les matériels</text:p></table:table-cell><table:table-cell table:style-name="Tableau1.A1" office:value-type="string"><text:p text:style-name="P9"/><text:p text:style-name="P9"/><text:p text:style-name="P9">Imprimante HP Deskjet 3760</text:p></table:table-cell><table:table-cell table:style-name="Tableau1.A1" office:value-type="string"><text:p text:style-name="P3"><text:span text:style-name="T24">HP 250 G9 Notebook - 15.6" - Intel Core i5 1235U - 16 Go RAM - 512 Go SSD - Français</text:span></text:p></table:table-cell><table:table-cell table:style-name="Tableau1.A1" office:value-type="string"><text:p text:style-name="P9"/><text:p text:style-name="P9"/><text:p text:style-name="P9">Appareil photo</text:p></table:table-cell><table:table-cell table:style-name="Tableau1.A1" office:value-type="string"><text:p text:style-name="P9"/><text:p text:style-name="P9"/><text:p text:style-name="P9">Ram</text:p></table:table-cell><table:table-cell table:style-name="Tableau1.F1" office:value-type="string"><text:p text:style-name="P9"/><text:p text:style-name="P9"/><text:p text:style-name="P9"/><text:p text:style-name="P9">Disque dur</text:p></table:table-cell></table:table-row><table:table-row><table:table-cell table:style-name="Tableau1.A2" office:value-type="string"><text:p text:style-name="P9">Prix</text:p></table:table-cell><table:table-cell table:style-name="Tableau1.A2" office:value-type="string"><text:p text:style-name="P9">54€</text:p></table:table-cell><table:table-cell table:style-name="Tableau1.A2" office:value-type="string"><text:p text:style-name="P9">792,76€</text:p></table:table-cell><table:table-cell table:style-name="Tableau1.A2" office:value-type="string"><text:p text:style-name="P9">199,90€</text:p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table:table-row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table:table-row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table:table-row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table:table-row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table:table-row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A2" office:value-type="string"><text:p text:style-name="P8"/></table:table-cell><table:table-cell table:style-name="Tableau1.F2" office:value-type="string"><text:p text:style-name="P8"/></table:table-cell></table:table-row></table:table><text:p text:style-name="P1"/></draw:text-box></draw:frame><text:span text:style-name="T19"/></text:p>
      <text:p text:style-name="P35"><text:span text:style-name="T19"/></text:p>
      <text:p text:style-name="P24"/>
      <text:p text:style-name="P2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note text:id="ftn0" text:note-class="endnote"><text:note-citation>i</text:note-citation><text:note-body><text:p text:style-name="Endnote"/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arianne" svg:font-family="Marianne, Roboto, apple-system, BlinkMacSystemFont, 'Segoe UI', Oxygen-Sans, Ubuntu, Cantarell, 'Helvetica Neue', sans-serif"/>
    <style:font-face style:name="Marianne1" svg:font-family="Marianne, arial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, 'Helvetica Neue', Helvetica, Roboto, Arial, sans-serif"/>
    <style:font-face style:name="OpenSymbol" svg:font-family="OpenSymbol" style:font-charset="x-symbol"/>
    <style:font-face style:name="Roboto" svg:font-family="Roboto, sans-serif"/>
    <style:font-face style:name="apple-system" svg:font-family="apple-system, Roboto, SegoeUI, 'Segoe UI', 'Helvetica Neue', Helvetica, 'Microsoft YaHei', 'Meiryo UI', Meiryo, 'Arial Unicode MS', sans-serif"/>
    <style:font-face style:name="roboto" svg:font-family="roboto, Tahom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23:52.064000000</meta:creation-date>
    <dc:date>2023-09-19T12:49:50.864000000</dc:date>
    <meta:editing-duration>PT2H25M58S</meta:editing-duration>
    <meta:editing-cycles>1</meta:editing-cycles>
    <meta:generator>LibreOffice/7.5.3.2$Windows_X86_64 LibreOffice_project/9f56dff12ba03b9acd7730a5a481eea045e468f3</meta:generator>
    <meta:document-statistic meta:table-count="1" meta:image-count="0" meta:object-count="0" meta:page-count="4" meta:paragraph-count="55" meta:word-count="721" meta:character-count="4545" meta:non-whitespace-character-count="3902"/>
  </office:meta>
</office:document-meta>
</file>